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48.129cm" svg:height="31.024cm" svg:x="13.932cm" svg:y="9.854cm">
            <draw:object draw:notify-on-update-of-ranges="Tabelle1.B2:Tabelle1.B19 Tabelle1.C2:Tabelle1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7" table:default-cell-style-name="Default"/>
        <table:table-row table:style-name="ro1">
          <table:table-cell table:number-columns-repeated="2"/>
          <table:table-cell table:style-name="Default"/>
          <table:table-cell table:number-columns-repeated="27"/>
        </table:table-row>
        <table:table-row table:style-name="ro1">
          <table:table-cell/>
          <table:table-cell office:value-type="float" office:value="36.474" calcext:value-type="float">
            <text:p>36,474</text:p>
          </table:table-cell>
          <table:table-cell office:value-type="float" office:value="1.722" calcext:value-type="float">
            <text:p>1,722</text:p>
          </table:table-cell>
          <table:table-cell/>
          <table:table-cell table:formula="of:=24.96971 + (-3.1189 - 24.96971)/(1 + ([.B2]/167.8042)^1.045286)" office:value-type="float" office:value="1.61789661408966" calcext:value-type="float">
            <text:p>1,61789661408966</text:p>
          </table:table-cell>
          <table:table-cell table:number-columns-repeated="24"/>
          <table:table-cell office:value-type="float" office:value="1.722" calcext:value-type="float">
            <text:p>1,722</text:p>
          </table:table-cell>
        </table:table-row>
        <table:table-row table:style-name="ro1">
          <table:table-cell/>
          <table:table-cell office:value-type="float" office:value="76.38" calcext:value-type="float">
            <text:p>76,38</text:p>
          </table:table-cell>
          <table:table-cell office:value-type="float" office:value="5.05" calcext:value-type="float">
            <text:p>5,050</text:p>
          </table:table-cell>
          <table:table-cell/>
          <table:table-cell table:formula="of:=24.96971 + (-3.1189 - 24.96971)/(1 + ([.B3]/167.8042)^1.045286)" office:value-type="float" office:value="5.45336392645843" calcext:value-type="float">
            <text:p>5,4533639264584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26.574" calcext:value-type="float">
            <text:p>126,574</text:p>
          </table:table-cell>
          <table:table-cell office:value-type="float" office:value="9.239" calcext:value-type="float">
            <text:p>9,239</text:p>
          </table:table-cell>
          <table:table-cell/>
          <table:table-cell table:formula="of:=24.96971 + (-3.1189 - 24.96971)/(1 + ([.B4]/167.8042)^1.045286)" office:value-type="float" office:value="8.87054978520931" calcext:value-type="float">
            <text:p>8,8705497852093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75.934" calcext:value-type="float">
            <text:p>175,934</text:p>
          </table:table-cell>
          <table:table-cell office:value-type="float" office:value="11.588" calcext:value-type="float">
            <text:p>11,588</text:p>
          </table:table-cell>
          <table:table-cell/>
          <table:table-cell table:formula="of:=24.96971 + (-3.1189 - 24.96971)/(1 + ([.B5]/167.8042)^1.045286)" office:value-type="float" office:value="11.2726051853136" calcext:value-type="float">
            <text:p>11,272605185313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25.506" calcext:value-type="float">
            <text:p>225,506</text:p>
          </table:table-cell>
          <table:table-cell office:value-type="float" office:value="12.797" calcext:value-type="float">
            <text:p>12,797</text:p>
          </table:table-cell>
          <table:table-cell/>
          <table:table-cell table:formula="of:=24.96971 + (-3.1189 - 24.96971)/(1 + ([.B6]/167.8042)^1.045286)" office:value-type="float" office:value="13.0776902242895" calcext:value-type="float">
            <text:p>13,077690224289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75.207" calcext:value-type="float">
            <text:p>275,207</text:p>
          </table:table-cell>
          <table:table-cell office:value-type="float" office:value="14.248" calcext:value-type="float">
            <text:p>14,248</text:p>
          </table:table-cell>
          <table:table-cell/>
          <table:table-cell table:formula="of:=24.96971 + (-3.1189 - 24.96971)/(1 + ([.B7]/167.8042)^1.045286)" office:value-type="float" office:value="14.4779509567502" calcext:value-type="float">
            <text:p>14,477950956750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25.014" calcext:value-type="float">
            <text:p>325,014</text:p>
          </table:table-cell>
          <table:table-cell office:value-type="float" office:value="15.752" calcext:value-type="float">
            <text:p>15,752</text:p>
          </table:table-cell>
          <table:table-cell/>
          <table:table-cell table:formula="of:=24.96971 + (-3.1189 - 24.96971)/(1 + ([.B8]/167.8042)^1.045286)" office:value-type="float" office:value="15.5934806050816" calcext:value-type="float">
            <text:p>15,593480605081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74.265" calcext:value-type="float">
            <text:p>374,265</text:p>
          </table:table-cell>
          <table:table-cell office:value-type="float" office:value="16.098" calcext:value-type="float">
            <text:p>16,098</text:p>
          </table:table-cell>
          <table:table-cell/>
          <table:table-cell table:formula="of:=24.96971 + (-3.1189 - 24.96971)/(1 + ([.B9]/167.8042)^1.045286)" office:value-type="float" office:value="16.4911003689065" calcext:value-type="float">
            <text:p>16,491100368906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423.981" calcext:value-type="float">
            <text:p>423,981</text:p>
          </table:table-cell>
          <table:table-cell office:value-type="float" office:value="17.603" calcext:value-type="float">
            <text:p>17,603</text:p>
          </table:table-cell>
          <table:table-cell/>
          <table:table-cell table:formula="of:=24.96971 + (-3.1189 - 24.96971)/(1 + ([.B10]/167.8042)^1.045286)" office:value-type="float" office:value="17.2423482640515" calcext:value-type="float">
            <text:p>17,242348264051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473.134" calcext:value-type="float">
            <text:p>473,134</text:p>
          </table:table-cell>
          <table:table-cell office:value-type="float" office:value="19.127" calcext:value-type="float">
            <text:p>19,127</text:p>
          </table:table-cell>
          <table:table-cell/>
          <table:table-cell table:formula="of:=24.96971 + (-3.1189 - 24.96971)/(1 + ([.B11]/167.8042)^1.045286)" office:value-type="float" office:value="17.8677908748248" calcext:value-type="float">
            <text:p>17,867790874824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522.761" calcext:value-type="float">
            <text:p>522,761</text:p>
          </table:table-cell>
          <table:table-cell office:value-type="float" office:value="22.336" calcext:value-type="float">
            <text:p>22,336</text:p>
          </table:table-cell>
          <table:table-cell/>
          <table:table-cell table:formula="of:=24.96971 + (-3.1189 - 24.96971)/(1 + ([.B12]/167.8042)^1.045286)" office:value-type="float" office:value="18.4066630644798" calcext:value-type="float">
            <text:p>18,406663064479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573.541" calcext:value-type="float">
            <text:p>573,541</text:p>
          </table:table-cell>
          <table:table-cell office:value-type="float" office:value="26.651" calcext:value-type="float">
            <text:p>26,651</text:p>
          </table:table-cell>
          <table:table-cell/>
          <table:table-cell table:formula="of:=24.96971 + (-3.1189 - 24.96971)/(1 + ([.B13]/167.8042)^1.045286)" office:value-type="float" office:value="18.8814189597218" calcext:value-type="float">
            <text:p>18,881418959721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623.242" calcext:value-type="float">
            <text:p>623,242</text:p>
          </table:table-cell>
          <table:table-cell office:value-type="float" office:value="34.659" calcext:value-type="float">
            <text:p>34,659</text:p>
          </table:table-cell>
          <table:table-cell/>
          <table:table-cell table:formula="of:=24.96971 + (-3.1189 - 24.96971)/(1 + ([.B14]/167.8042)^1.045286)" office:value-type="float" office:value="19.2854695733684" calcext:value-type="float">
            <text:p>19,285469573368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672.347" calcext:value-type="float">
            <text:p>672,347</text:p>
          </table:table-cell>
          <table:table-cell office:value-type="float" office:value="42.63" calcext:value-type="float">
            <text:p>42,630</text:p>
          </table:table-cell>
          <table:table-cell/>
          <table:table-cell table:formula="of:=24.96971 + (-3.1189 - 24.96971)/(1 + ([.B15]/167.8042)^1.045286)" office:value-type="float" office:value="19.6364286945571" calcext:value-type="float">
            <text:p>19,636428694557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719.971" calcext:value-type="float">
            <text:p>719,971</text:p>
          </table:table-cell>
          <table:table-cell office:value-type="float" office:value="57.519" calcext:value-type="float">
            <text:p>57,519</text:p>
          </table:table-cell>
          <table:table-cell/>
          <table:table-cell table:formula="of:=24.96971 + (-3.1189 - 24.96971)/(1 + ([.B16]/167.8042)^1.045286)" office:value-type="float" office:value="19.938673403753" calcext:value-type="float">
            <text:p>19,93867340375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769.814" calcext:value-type="float">
            <text:p>769,814</text:p>
          </table:table-cell>
          <table:table-cell office:value-type="float" office:value="77.137" calcext:value-type="float">
            <text:p>77,137</text:p>
          </table:table-cell>
          <table:table-cell/>
          <table:table-cell table:formula="of:=24.96971 + (-3.1189 - 24.96971)/(1 + ([.B17]/167.8042)^1.045286)" office:value-type="float" office:value="20.2211824614169" calcext:value-type="float">
            <text:p>20,2211824614169</text:p>
          </table:table-cell>
          <table:table-cell table:number-columns-repeated="25"/>
        </table:table-row>
        <table:table-row table:style-name="ro1">
          <table:table-cell/>
          <table:table-cell office:value-type="float" office:value="815.043" calcext:value-type="float">
            <text:p>815,043</text:p>
          </table:table-cell>
          <table:table-cell office:value-type="float" office:value="87.498" calcext:value-type="float">
            <text:p>87,498</text:p>
          </table:table-cell>
          <table:table-cell/>
          <table:table-cell table:formula="of:=24.96971 + (-3.1189 - 24.96971)/(1 + ([.B18]/167.8042)^1.045286)" office:value-type="float" office:value="20.4520277542417" calcext:value-type="float">
            <text:p>20,452027754241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857.858" calcext:value-type="float">
            <text:p>857,858</text:p>
          </table:table-cell>
          <table:table-cell office:value-type="float" office:value="121.458" calcext:value-type="float">
            <text:p>121,458</text:p>
          </table:table-cell>
          <table:table-cell/>
          <table:table-cell table:formula="of:=24.96971 + (-3.1189 - 24.96971)/(1 + ([.B19]/167.8042)^1.045286)" office:value-type="float" office:value="20.6512482093142" calcext:value-type="float">
            <text:p>20,6512482093142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.00.0000</text:date>, <text:time style:data-style-name="N2" text:time-value="02:29:32.95183935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21:29:17.393367518</meta:creation-date>
    <dc:date>2024-02-18T06:43:15.855525726</dc:date>
    <meta:editing-duration>PT1H11M38S</meta:editing-duration>
    <meta:editing-cycles>3</meta:editing-cycles>
    <meta:generator>LibreOffice/24.2.0.3$Linux_X86_64 LibreOffice_project/a9077e3fef0a06cb428c7a740a03f33bf70ac6ee</meta:generator>
    <meta:document-statistic meta:table-count="1" meta:cell-count="5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4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8.13cm" svg:height="31.025cm" xlink:href=".." xlink:type="simple" chart:class="chart:scatter" chart:style-name="ch1">
        <chart:legend chart:legend-position="end" svg:x="43.214cm" svg:y="14.964cm" style:legend-expansion="high" chart:style-name="ch2"/>
        <chart:plot-area chart:style-name="ch3" table:cell-range-address="Tabelle1.B2:Tabelle1.C19" svg:x="0.962cm" svg:y="0.62cm" svg:width="41.29cm" svg:height="29.785cm">
          <chart:coordinate-region svg:x="2.43cm" svg:y="0.82cm" svg:width="39.451cm" svg:height="28.9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C2:Tabelle1.C19" chart:class="chart:scatter">
            <chart:domain table:cell-range-address="Tabelle1.B2:Tabelle1.B19"/>
            <chart:regression-curve chart:style-name="ch8"/>
            <chart:data-point chart:repeated="14"/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.474">
                <text:p>36.474</text:p>
                <draw:g>
                  <svg:desc>Tabelle1.B2:Tabelle1.B19</svg:desc>
                </draw:g>
              </table:table-cell>
              <table:table-cell office:value-type="float" office:value="1.722">
                <text:p>1.722</text:p>
                <draw:g>
                  <svg:desc>Tabelle1.C2:Tabelle1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.38">
                <text:p>76.38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.574">
                <text:p>126.574</text:p>
              </table:table-cell>
              <table:table-cell office:value-type="float" office:value="9.239">
                <text:p>9.2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.934">
                <text:p>175.934</text:p>
              </table:table-cell>
              <table:table-cell office:value-type="float" office:value="11.588">
                <text:p>11.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5.506">
                <text:p>225.506</text:p>
              </table:table-cell>
              <table:table-cell office:value-type="float" office:value="12.797">
                <text:p>12.7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5.207">
                <text:p>275.207</text:p>
              </table:table-cell>
              <table:table-cell office:value-type="float" office:value="14.248">
                <text:p>14.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5.014">
                <text:p>325.014</text:p>
              </table:table-cell>
              <table:table-cell office:value-type="float" office:value="15.752">
                <text:p>15.7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4.265">
                <text:p>374.265</text:p>
              </table:table-cell>
              <table:table-cell office:value-type="float" office:value="16.098">
                <text:p>16.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3.981">
                <text:p>423.981</text:p>
              </table:table-cell>
              <table:table-cell office:value-type="float" office:value="17.603">
                <text:p>17.6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3.134">
                <text:p>473.134</text:p>
              </table:table-cell>
              <table:table-cell office:value-type="float" office:value="19.127">
                <text:p>19.1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2.761">
                <text:p>522.761</text:p>
              </table:table-cell>
              <table:table-cell office:value-type="float" office:value="22.336">
                <text:p>22.3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3.541">
                <text:p>573.541</text:p>
              </table:table-cell>
              <table:table-cell office:value-type="float" office:value="26.651">
                <text:p>26.6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3.242">
                <text:p>623.242</text:p>
              </table:table-cell>
              <table:table-cell office:value-type="float" office:value="34.659">
                <text:p>34.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2.347">
                <text:p>672.347</text:p>
              </table:table-cell>
              <table:table-cell office:value-type="float" office:value="42.63">
                <text:p>42.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9.971">
                <text:p>719.971</text:p>
              </table:table-cell>
              <table:table-cell office:value-type="float" office:value="57.519">
                <text:p>57.5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9.814">
                <text:p>769.814</text:p>
              </table:table-cell>
              <table:table-cell office:value-type="float" office:value="77.137">
                <text:p>77.1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5.043">
                <text:p>815.043</text:p>
              </table:table-cell>
              <table:table-cell office:value-type="float" office:value="87.498">
                <text:p>87.4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7.858">
                <text:p>857.858</text:p>
              </table:table-cell>
              <table:table-cell office:value-type="float" office:value="121.458">
                <text:p>121.4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0.3$Linux_X86_64 LibreOffice_project/a9077e3fef0a06cb428c7a740a03f33bf70ac6e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